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000000" draw:fill-image-width="0cm" draw:fill-image-height="0cm" fo:min-height="21.323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 style:text-autospace="none"/>
    </style:style>
    <style:style style:name="P2" style:family="paragraph">
      <style:paragraph-properties fo:text-align="center" style:text-autospace="none"/>
      <style:text-properties fo:color="#ffffff" style:font-name="Calibri1" fo:font-size="48pt" fo:font-weight="bold" style:letter-kerning="true" style:font-size-asian="48pt" style:font-weight-asian="bold" style:font-name-complex="Calibri1" style:font-size-complex="48pt" style:font-weight-complex="bold"/>
    </style:style>
    <style:style style:name="P3" style:family="paragraph">
      <style:text-properties fo:font-size="20pt"/>
    </style:style>
    <style:style style:name="T1" style:family="text">
      <style:text-properties fo:color="#ffffff" style:font-name="Arial Black" fo:font-size="48pt" fo:font-weight="bold" style:letter-kerning="true" style:font-size-asian="48pt" style:font-weight-asian="bold" style:font-name-complex="Calibri1" style:font-size-complex="4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323cm" svg:x="0cm" svg:y="-0.003cm" presentation:class="title" presentation:user-transformed="true">
          <draw:text-box>
            <text:p text:style-name="P1"><text:span text:style-name="T1">Nie ma takiego jak Jezus</text:span><text:span text:style-name="T1"><text:line-break/></text:span><text:span text:style-name="T1">Nie ma takiego jak On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323cm" svg:x="0cm" svg:y="-0.003cm" presentation:class="title" presentation:user-transformed="true">
          <draw:text-box>
            <text:p text:style-name="P1"><text:span text:style-name="T1">Zaglądam wszędzie </text:span><text:span text:style-name="T1"><text:line-break/></text:span><text:span text:style-name="T1">– nie ma, nie ma</text:span><text:span text:style-name="T1"><text:line-break/></text:span><text:span text:style-name="T1">Szukam, szukam, ale nie ma, nie ma.</text:span><text:span text:style-name="T1"><text:line-break/></text:span><text:span text:style-name="T1">Krążę, krążę – nie ma, nie ma,</text:span><text:span text:style-name="T1"><text:line-break/></text:span><text:span text:style-name="T1">Nie ma takiego jak O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1" svg:font-family="Calibri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language="zxx" fo:country="none" fo:font-style="normal" fo:text-shadow="none" style:text-underline-style="none" fo:font-weight="normal" style:letter-kerning="true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language="zxx" fo:country="none" fo:font-style="normal" fo:text-shadow="none" style:text-underline-style="none" fo:font-weight="normal" style:letter-kerning="true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language="zxx" fo:country="none" fo:font-style="normal" fo:text-shadow="none" style:text-underline-style="none" fo:font-weight="normal" style:letter-kerning="true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language="zxx" fo:country="none" fo:font-style="normal" fo:text-shadow="none" style:text-underline-style="none" fo:font-weight="normal" style:letter-kerning="true" style:font-size-asian="44pt" style:language-asian="zxx" style:country-asian="none" style:font-style-asian="normal" style:font-weight-asian="normal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5M34S</meta:editing-duration>
    <meta:editing-cycles>60</meta:editing-cycles>
    <meta:generator>LibreOffice/4.1.2.3$Windows_x86 LibreOffice_project/40b2d7fde7e8d2d7bc5a449dc65df4d08a7dd38</meta:generator>
    <dc:date>2016-07-11T22:26:26.348000000</dc:date>
    <meta:document-statistic meta:object-count="27"/>
  </office:meta>
</office:document-meta>
</file>